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96cm" fo:margin-left="1.244cm" fo:margin-top="0cm" fo:margin-bottom="0cm" table:align="left" style:writing-mode="lr-tb"/>
    </style:style>
    <style:style style:name="Table1.A" style:family="table-column">
      <style:table-column-properties style:column-width="8.248cm"/>
    </style:style>
    <style:style style:name="Table1.B" style:family="table-column">
      <style:table-column-properties style:column-width="8.246cm"/>
    </style:style>
    <style:style style:name="Table1.1" style:family="table-row">
      <style:table-row-properties style:min-row-height="0.413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7" style:family="table-row">
      <style:table-row-properties style:min-row-height="0.824cm" fo:keep-together="auto"/>
    </style:style>
    <style:style style:name="P1" style:family="paragraph" style:parent-style-name="Text_20_body">
      <style:text-properties fo:font-size="11pt" style:font-size-asian="11pt"/>
    </style:style>
    <style:style style:name="P2" style:family="paragraph" style:parent-style-name="Text_20_body">
      <style:text-properties fo:font-size="9pt" style:font-size-asian="9pt"/>
    </style:style>
    <style:style style:name="P3" style:family="paragraph" style:parent-style-name="Text_20_body">
      <style:paragraph-properties fo:margin-top="0.009cm" fo:margin-bottom="0cm" loext:contextual-spacing="false"/>
    </style:style>
    <style:style style:name="P4" style:family="paragraph" style:parent-style-name="Text_20_body" style:master-page-name="Standard">
      <style:paragraph-properties fo:margin-top="0.009cm" fo:margin-bottom="0cm" loext:contextual-spacing="false" style:page-number="auto"/>
      <style:text-properties style:font-name="Times New Roman" fo:font-size="13.5pt" style:font-size-asian="13.5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0.432cm" fo:text-align="start" style:justify-single-word="false" fo:text-indent="0cm" style:auto-text-indent="false">
        <style:tab-stops>
          <style:tab-stop style:position="2.683cm"/>
          <style:tab-stop style:position="2.685cm"/>
        </style:tab-stops>
      </style:paragraph-properties>
      <style:text-properties fo:font-size="11pt" officeooo:paragraph-rsid="0016ffbe" style:font-size-asian="11pt"/>
    </style:style>
    <style:style style:name="P6" style:family="paragraph" style:parent-style-name="Text_20_body">
      <style:paragraph-properties fo:margin-left="1.235cm" fo:margin-right="0cm" fo:margin-top="0.21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1.235cm" fo:margin-right="0cm" fo:margin-top="0.205cm" fo:margin-bottom="0cm" loext:contextual-spacing="false" fo:text-indent="0cm" style:auto-text-indent="false"/>
      <style:text-properties officeooo:paragraph-rsid="001239ee"/>
    </style:style>
    <style:style style:name="P8" style:family="paragraph" style:parent-style-name="Text_20_body">
      <style:paragraph-properties fo:margin-left="1.235cm" fo:margin-right="0cm" fo:margin-top="0.175cm" fo:margin-bottom="0cm" loext:contextual-spacing="false" fo:text-indent="0cm" style:auto-text-indent="false"/>
    </style:style>
    <style:style style:name="P9" style:family="paragraph" style:parent-style-name="Text_20_body">
      <style:paragraph-properties fo:margin-top="0.014cm" fo:margin-bottom="0cm" loext:contextual-spacing="false"/>
      <style:text-properties fo:font-size="8pt" style:font-size-asian="8pt"/>
    </style:style>
    <style:style style:name="P10" style:family="paragraph" style:parent-style-name="Text_20_body">
      <style:paragraph-properties fo:margin-top="0.014cm" fo:margin-bottom="0cm" loext:contextual-spacing="false"/>
      <style:text-properties fo:font-size="14.5pt" style:font-size-asian="14.5pt"/>
    </style:style>
    <style:style style:name="P11" style:family="paragraph" style:parent-style-name="Text_20_body">
      <style:paragraph-properties fo:margin-top="0.019cm" fo:margin-bottom="0cm" loext:contextual-spacing="false"/>
      <style:text-properties fo:font-size="5.5pt" style:font-size-asian="5.5pt"/>
    </style:style>
    <style:style style:name="P12" style:family="paragraph" style:parent-style-name="Text_20_body">
      <style:paragraph-properties fo:margin-top="0.019cm" fo:margin-bottom="0cm" loext:contextual-spacing="false"/>
      <style:text-properties fo:font-size="14.5pt" style:font-size-asian="14.5pt"/>
    </style:style>
    <style:style style:name="P13" style:family="paragraph" style:parent-style-name="Text_20_body">
      <style:paragraph-properties fo:margin-top="0.002cm" fo:margin-bottom="0cm" loext:contextual-spacing="false"/>
      <style:text-properties fo:font-size="6pt" style:font-size-asian="6pt"/>
    </style:style>
    <style:style style:name="P14" style:family="paragraph" style:parent-style-name="Text_20_body">
      <style:paragraph-properties fo:margin-top="0.002cm" fo:margin-bottom="0cm" loext:contextual-spacing="false"/>
      <style:text-properties fo:font-size="9.5pt" style:font-size-asian="9.5pt"/>
    </style:style>
    <style:style style:name="P15" style:family="paragraph" style:parent-style-name="Text_20_body">
      <style:paragraph-properties fo:margin-top="0.018cm" fo:margin-bottom="0cm" loext:contextual-spacing="false"/>
      <style:text-properties fo:font-size="12.5pt" style:font-size-asian="12.5pt"/>
    </style:style>
    <style:style style:name="P16" style:family="paragraph" style:parent-style-name="Text_20_body">
      <style:paragraph-properties fo:margin-top="0.018cm" fo:margin-bottom="0cm" loext:contextual-spacing="false"/>
      <style:text-properties fo:font-size="11pt" style:font-size-asian="11pt"/>
    </style:style>
    <style:style style:name="P17" style:family="paragraph" style:parent-style-name="Text_20_body">
      <style:paragraph-properties fo:margin-top="0.004cm" fo:margin-bottom="0cm" loext:contextual-spacing="false"/>
      <style:text-properties fo:font-size="9.5pt" style:font-size-asian="9.5pt"/>
    </style:style>
    <style:style style:name="P18" style:family="paragraph" style:parent-style-name="Text_20_body">
      <style:paragraph-properties fo:margin-top="0.004cm" fo:margin-bottom="0cm" loext:contextual-spacing="false"/>
      <style:text-properties fo:font-size="4pt" style:font-size-asian="4pt"/>
    </style:style>
    <style:style style:name="P19" style:family="paragraph" style:parent-style-name="Text_20_body" style:master-page-name="Converted1">
      <style:paragraph-properties fo:margin-left="1.078cm" fo:margin-right="-0.026cm" fo:text-indent="0cm" style:auto-text-indent="false" style:page-number="auto"/>
    </style:style>
    <style:style style:name="P20" style:family="paragraph" style:parent-style-name="Text_20_body" style:master-page-name="Converted2">
      <style:paragraph-properties fo:margin-left="1.078cm" fo:margin-right="-0.026cm" fo:text-indent="0cm" style:auto-text-indent="false" style:page-number="auto"/>
    </style:style>
    <style:style style:name="P21" style:family="paragraph" style:parent-style-name="Text_20_body">
      <style:paragraph-properties fo:margin-left="1.235cm" fo:margin-right="0.658cm" fo:margin-top="0.21cm" fo:margin-bottom="0cm" loext:contextual-spacing="false" fo:line-height="150%" fo:text-indent="0cm" style:auto-text-indent="false">
        <style:tab-stops>
          <style:tab-stop style:position="4.531cm"/>
        </style:tab-stops>
      </style:paragraph-properties>
    </style:style>
    <style:style style:name="P22" style:family="paragraph" style:parent-style-name="Text_20_body">
      <style:paragraph-properties fo:margin-left="1.235cm" fo:margin-right="0.385cm" fo:margin-top="0.21cm" fo:margin-bottom="0cm" loext:contextual-spacing="false" fo:line-height="150%" fo:text-indent="0cm" style:auto-text-indent="false">
        <style:tab-stops>
          <style:tab-stop style:position="3.896cm"/>
        </style:tab-stops>
      </style:paragraph-properties>
    </style:style>
    <style:style style:name="P23" style:family="paragraph" style:parent-style-name="Text_20_body">
      <style:paragraph-properties fo:margin-top="0.007cm" fo:margin-bottom="0cm" loext:contextual-spacing="false"/>
      <style:text-properties fo:font-size="5.5pt" style:font-size-asian="5.5pt"/>
    </style:style>
    <style:style style:name="P24" style:family="paragraph" style:parent-style-name="Text_20_body">
      <style:paragraph-properties fo:margin-top="0.012cm" fo:margin-bottom="0cm" loext:contextual-spacing="false"/>
      <style:text-properties fo:font-size="15pt" style:font-size-asian="15pt"/>
    </style:style>
    <style:style style:name="P25" style:family="paragraph" style:parent-style-name="Text_20_body">
      <style:paragraph-properties fo:margin-top="0.016cm" fo:margin-bottom="0cm" loext:contextual-spacing="false"/>
      <style:text-properties fo:font-size="11pt" style:font-size-asian="11pt"/>
    </style:style>
    <style:style style:name="P26" style:family="paragraph" style:parent-style-name="Text_20_body">
      <style:paragraph-properties fo:margin-left="1.667cm" fo:margin-right="1.254cm" fo:margin-top="0.175cm" fo:margin-bottom="0cm" loext:contextual-spacing="false" fo:line-height="300%" fo:text-indent="0.215cm" style:auto-text-indent="false">
        <style:tab-stops>
          <style:tab-stop style:position="13.601cm"/>
        </style:tab-stops>
      </style:paragraph-properties>
    </style:style>
    <style:style style:name="P27" style:family="paragraph" style:parent-style-name="Standard">
      <style:paragraph-properties fo:margin-left="1.235cm" fo:margin-right="0cm" fo:margin-top="0.206cm" fo:margin-bottom="0cm" loext:contextual-spacing="false" fo:text-align="start" style:justify-single-word="false" fo:text-indent="0cm" style:auto-text-indent="false">
        <style:tab-stops>
          <style:tab-stop style:position="4.644cm"/>
        </style:tab-stops>
      </style:paragraph-properties>
    </style:style>
    <style:style style:name="P28" style:family="paragraph" style:parent-style-name="Standard">
      <style:paragraph-properties fo:margin-left="1.235cm" fo:margin-right="0cm" fo:margin-top="0.208cm" fo:margin-bottom="0cm" loext:contextual-spacing="false" fo:text-align="start" style:justify-single-word="false" fo:text-indent="0cm" style:auto-text-indent="false">
        <style:tab-stops>
          <style:tab-stop style:position="4.551cm"/>
        </style:tab-stops>
      </style:paragraph-properties>
    </style:style>
    <style:style style:name="P29" style:family="paragraph" style:parent-style-name="Standard">
      <style:paragraph-properties fo:margin-left="1.235cm" fo:margin-right="0cm" fo:margin-top="0.208cm" fo:margin-bottom="0cm" loext:contextual-spacing="false" fo:text-align="start" style:justify-single-word="false" fo:text-indent="0cm" style:auto-text-indent="false">
        <style:tab-stops>
          <style:tab-stop style:position="4.411cm"/>
        </style:tab-stops>
      </style:paragraph-properties>
    </style:style>
    <style:style style:name="P30" style:family="paragraph" style:parent-style-name="Standard">
      <style:paragraph-properties fo:margin-left="1.235cm" fo:margin-right="0cm" fo:margin-top="0.208cm" fo:margin-bottom="0cm" loext:contextual-spacing="false" fo:text-align="start" style:justify-single-word="false" fo:text-indent="0cm" style:auto-text-indent="false">
        <style:tab-stops>
          <style:tab-stop style:position="4.625cm"/>
        </style:tab-stops>
      </style:paragraph-properties>
    </style:style>
    <style:style style:name="P31" style:family="paragraph" style:parent-style-name="Standard">
      <style:paragraph-properties fo:margin-left="1.235cm" fo:margin-right="0cm" fo:margin-top="0.205cm" fo:margin-bottom="0cm" loext:contextual-spacing="false" fo:text-align="start" style:justify-single-word="false" fo:text-indent="0cm" style:auto-text-indent="false">
        <style:tab-stops>
          <style:tab-stop style:position="4.486cm"/>
        </style:tab-stops>
      </style:paragraph-properties>
    </style:style>
    <style:style style:name="P32" style:family="paragraph" style:parent-style-name="Standard">
      <style:paragraph-properties fo:margin-left="1.235cm" fo:margin-right="0cm" fo:margin-top="0.205cm" fo:margin-bottom="0cm" loext:contextual-spacing="false" fo:text-align="start" style:justify-single-word="false" fo:text-indent="0cm" style:auto-text-indent="false">
        <style:tab-stops>
          <style:tab-stop style:position="4.651cm"/>
        </style:tab-stops>
      </style:paragraph-properties>
    </style:style>
    <style:style style:name="P33" style:family="paragraph" style:parent-style-name="Standard">
      <style:paragraph-properties fo:margin-left="1.235cm" fo:margin-right="0cm" fo:margin-top="0.205cm" fo:margin-bottom="0cm" loext:contextual-spacing="false" fo:text-align="start" style:justify-single-word="false" fo:text-indent="0cm" style:auto-text-indent="false">
        <style:tab-stops>
          <style:tab-stop style:position="4.701cm"/>
        </style:tab-stops>
      </style:paragraph-properties>
    </style:style>
    <style:style style:name="P34" style:family="paragraph" style:parent-style-name="Standard">
      <style:paragraph-properties fo:margin-left="1.235cm" fo:margin-right="0cm" fo:margin-top="0.21cm" fo:margin-bottom="0cm" loext:contextual-spacing="false" fo:text-align="start" style:justify-single-word="false" fo:text-indent="0cm" style:auto-text-indent="false">
        <style:tab-stops>
          <style:tab-stop style:position="4.553cm"/>
        </style:tab-stops>
      </style:paragraph-properties>
    </style:style>
    <style:style style:name="P35" style:family="paragraph" style:parent-style-name="Standard">
      <style:paragraph-properties fo:margin-left="2.683cm" fo:margin-right="0cm" fo:margin-top="0cm" fo:margin-bottom="0cm" loext:contextual-spacing="false" fo:line-height="0.407cm" fo:text-align="start" style:justify-single-word="false" fo:text-indent="0cm" style:auto-text-indent="false"/>
    </style:style>
    <style:style style:name="P36" style:family="paragraph" style:parent-style-name="Standard">
      <style:paragraph-properties fo:margin-left="2.683cm" fo:margin-right="0cm" fo:margin-top="0cm" fo:margin-bottom="0cm" loext:contextual-spacing="false" fo:line-height="0.413cm" fo:text-align="start" style:justify-single-word="false" fo:text-indent="0cm" style:auto-text-indent="false"/>
    </style:style>
    <style:style style:name="P37" style:family="paragraph" style:parent-style-name="Standard" style:list-style-name="WWNum2">
      <style:paragraph-properties fo:margin-left="2.683cm" fo:margin-right="0cm" fo:margin-top="0cm" fo:margin-bottom="0cm" loext:contextual-spacing="false" fo:line-height="0.413cm" fo:text-align="start" style:justify-single-word="false" fo:text-indent="0cm" style:auto-text-indent="false"/>
      <style:text-properties officeooo:paragraph-rsid="0016ffbe"/>
    </style:style>
    <style:style style:name="P38" style:family="paragraph" style:parent-style-name="Table_20_Paragraph">
      <style:paragraph-properties fo:line-height="0.407cm"/>
    </style:style>
    <style:style style:name="P39" style:family="paragraph" style:parent-style-name="Table_20_Paragraph">
      <style:text-properties officeooo:rsid="0016ffbe" officeooo:paragraph-rsid="0016ffbe"/>
    </style:style>
    <style:style style:name="P40" style:family="paragraph" style:parent-style-name="Table_20_Paragraph">
      <style:paragraph-properties fo:line-height="0.407cm"/>
      <style:text-properties officeooo:rsid="0016ffbe" officeooo:paragraph-rsid="0016ffbe"/>
    </style:style>
    <style:style style:name="P41" style:family="paragraph" style:parent-style-name="Heading_20_1">
      <style:paragraph-properties>
        <style:tab-stops>
          <style:tab-stop style:position="4.595cm"/>
        </style:tab-stops>
      </style:paragraph-properties>
    </style:style>
    <style:style style:name="P42" style:family="paragraph" style:parent-style-name="Heading_20_1">
      <style:paragraph-properties fo:line-height="0.413cm"/>
    </style:style>
    <style:style style:name="P43" style:family="paragraph" style:parent-style-name="Heading_20_1">
      <style:paragraph-properties fo:margin-top="0.175cm" fo:margin-bottom="0cm" loext:contextual-spacing="false">
        <style:tab-stops>
          <style:tab-stop style:position="4.595cm"/>
        </style:tab-stops>
      </style:paragraph-properties>
    </style:style>
    <style:style style:name="P44" style:family="paragraph" style:parent-style-name="Heading_20_1">
      <style:paragraph-properties fo:margin-top="0.175cm" fo:margin-bottom="0cm" loext:contextual-spacing="false" fo:text-align="justify" style:justify-single-word="false"/>
    </style:style>
    <style:style style:name="P45" style:family="paragraph" style:parent-style-name="Heading_20_1">
      <style:paragraph-properties fo:margin-top="0.175cm" fo:margin-bottom="0cm" loext:contextual-spacing="false" fo:text-align="center" style:justify-single-word="false"/>
    </style:style>
    <style:style style:name="P46" style:family="paragraph" style:parent-style-name="Heading_20_1">
      <style:paragraph-properties fo:margin-left="0cm" fo:margin-right="0cm" fo:text-indent="0cm" style:auto-text-indent="false"/>
    </style:style>
    <style:style style:name="P47" style:family="paragraph" style:parent-style-name="List_20_Paragraph" style:list-style-name="WWNum1">
      <style:paragraph-properties fo:margin-left="2.505cm" fo:margin-right="0cm" fo:margin-top="0.17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48" style:family="paragraph" style:parent-style-name="List_20_Paragraph" style:list-style-name="WWNum2">
      <style:paragraph-properties fo:margin-left="2.505cm" fo:margin-right="0cm" fo:margin-top="0.17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352cm"/>
        </style:tab-stops>
      </style:paragraph-properties>
    </style:style>
    <style:style style:name="P49" style:family="paragraph" style:parent-style-name="List_20_Paragraph" style:list-style-name="WWNum1">
      <style:paragraph-properties fo:margin-left="2.505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0" style:family="paragraph" style:parent-style-name="List_20_Paragraph" style:list-style-name="WWNum1">
      <style:paragraph-properties fo:margin-left="2.505cm" fo:margin-right="0cm" fo:margin-top="0.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1" style:family="paragraph" style:parent-style-name="List_20_Paragraph" style:list-style-name="WWNum1">
      <style:paragraph-properties fo:margin-left="2.505cm" fo:margin-right="0cm" fo:margin-top="0.065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2" style:family="paragraph" style:parent-style-name="List_20_Paragraph" style:list-style-name="WWNum1">
      <style:paragraph-properties fo:margin-left="2.505cm" fo:margin-right="0cm" fo:margin-top="0cm" fo:margin-bottom="0cm" loext:contextual-spacing="false" fo:line-height="0.411cm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3" style:family="paragraph" style:parent-style-name="List_20_Paragraph" style:list-style-name="WWNum1">
      <style:paragraph-properties fo:margin-left="2.505cm" fo:margin-right="0cm" fo:margin-top="0.175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5.676cm"/>
        </style:tab-stops>
      </style:paragraph-properties>
    </style:style>
    <style:style style:name="P54" style:family="paragraph" style:parent-style-name="List_20_Paragraph" style:list-style-name="WWNum1">
      <style:paragraph-properties fo:margin-left="2.505cm" fo:margin-right="0cm" fo:margin-top="0.205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5.87cm"/>
        </style:tab-stops>
      </style:paragraph-properties>
    </style:style>
    <style:style style:name="P55" style:family="paragraph" style:parent-style-name="List_20_Paragraph" style:list-style-name="WWNum2">
      <style:paragraph-properties fo:margin-left="2.505cm" fo:margin-right="0cm" fo:margin-top="0.205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6" style:family="paragraph" style:parent-style-name="List_20_Paragraph" style:list-style-name="WWNum1">
      <style:paragraph-properties fo:margin-left="2.505cm" fo:margin-right="0cm" fo:margin-top="0.21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5.93cm"/>
        </style:tab-stops>
      </style:paragraph-properties>
    </style:style>
    <style:style style:name="P57" style:family="paragraph" style:parent-style-name="List_20_Paragraph" style:list-style-name="WWNum2">
      <style:paragraph-properties fo:margin-left="2.505cm" fo:margin-right="0cm" fo:margin-top="0.21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221cm"/>
        </style:tab-stops>
      </style:paragraph-properties>
    </style:style>
    <style:style style:name="P58" style:family="paragraph" style:parent-style-name="List_20_Paragraph" style:list-style-name="WWNum2">
      <style:paragraph-properties fo:margin-left="2.505cm" fo:margin-right="0cm" fo:margin-top="0.21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59" style:family="paragraph" style:parent-style-name="List_20_Paragraph" style:list-style-name="WWNum2">
      <style:paragraph-properties fo:margin-left="2.505cm" fo:margin-right="0cm" fo:margin-top="0.2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243cm"/>
        </style:tab-stops>
      </style:paragraph-properties>
    </style:style>
    <style:style style:name="P60" style:family="paragraph" style:parent-style-name="List_20_Paragraph" style:list-style-name="WWNum2">
      <style:paragraph-properties fo:margin-left="2.505cm" fo:margin-right="0cm" fo:margin-top="0.2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146cm"/>
        </style:tab-stops>
      </style:paragraph-properties>
    </style:style>
    <style:style style:name="P61" style:family="paragraph" style:parent-style-name="List_20_Paragraph" style:list-style-name="WWNum2">
      <style:paragraph-properties fo:margin-left="2.505cm" fo:margin-right="0cm" fo:margin-top="0.2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167cm"/>
        </style:tab-stops>
      </style:paragraph-properties>
    </style:style>
    <style:style style:name="P62" style:family="paragraph" style:parent-style-name="List_20_Paragraph" style:list-style-name="WWNum2">
      <style:paragraph-properties fo:margin-left="2.505cm" fo:margin-right="0cm" fo:margin-top="0.2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  <style:tab-stop style:position="7.056cm"/>
        </style:tab-stops>
      </style:paragraph-properties>
    </style:style>
    <style:style style:name="P63" style:family="paragraph" style:parent-style-name="List_20_Paragraph" style:list-style-name="WWNum2">
      <style:paragraph-properties fo:margin-left="2.505cm" fo:margin-right="0cm" fo:margin-top="0.206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64" style:family="paragraph" style:parent-style-name="List_20_Paragraph" style:list-style-name="WWNum2">
      <style:paragraph-properties fo:margin-left="2.505cm" fo:margin-right="0cm" fo:margin-top="0.212cm" fo:margin-bottom="0cm" loext:contextual-spacing="false" fo:line-height="100%" fo:text-align="start" style:justify-single-word="false" fo:text-indent="-0.637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65" style:family="paragraph" style:parent-style-name="List_20_Paragraph" style:list-style-name="WWNum1">
      <style:paragraph-properties fo:margin-left="2.505cm" fo:margin-right="0.314cm" fo:margin-top="0.06cm" fo:margin-bottom="0cm" loext:contextual-spacing="false" fo:line-height="115%" fo:text-align="start" style:justify-single-word="false" fo:text-indent="-0.635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66" style:family="paragraph" style:parent-style-name="List_20_Paragraph" style:list-style-name="WWNum1">
      <style:paragraph-properties fo:margin-left="2.505cm" fo:margin-right="0.332cm" fo:margin-top="0.062cm" fo:margin-bottom="0cm" loext:contextual-spacing="false" fo:line-height="115%" fo:text-align="start" style:justify-single-word="false" fo:text-indent="-0.635cm" style:auto-text-indent="false">
        <style:tab-stops>
          <style:tab-stop style:position="2.505cm"/>
          <style:tab-stop style:position="2.506cm"/>
        </style:tab-stops>
      </style:paragraph-properties>
    </style:style>
    <style:style style:name="P67" style:family="paragraph" style:parent-style-name="List_20_Paragraph" style:list-style-name="WWNum2">
      <style:paragraph-properties fo:margin-left="2.683cm" fo:margin-right="1.125cm" fo:margin-top="0.176cm" fo:margin-bottom="0cm" loext:contextual-spacing="false" fo:line-height="100%" fo:text-align="start" style:justify-single-word="false" fo:text-indent="-0.635cm" style:auto-text-indent="false">
        <style:tab-stops>
          <style:tab-stop style:position="2.683cm"/>
          <style:tab-stop style:position="2.685cm"/>
        </style:tab-stops>
      </style:paragraph-properties>
    </style:style>
    <style:style style:name="P68" style:family="paragraph" style:parent-style-name="List_20_Paragraph" style:list-style-name="WWNum2">
      <style:paragraph-properties fo:margin-left="2.683cm" fo:margin-right="0cm" fo:margin-top="0cm" fo:margin-bottom="0cm" loext:contextual-spacing="false" fo:line-height="0.432cm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officeooo:paragraph-rsid="0016ffbe"/>
    </style:style>
    <style:style style:name="P69" style:family="paragraph" style:parent-style-name="List_20_Paragraph" style:list-style-name="WWNum2">
      <style:paragraph-properties fo:margin-left="2.683cm" fo:margin-right="0cm" fo:margin-top="0cm" fo:margin-bottom="0cm" loext:contextual-spacing="false" fo:line-height="0.432cm" fo:text-align="start" style:justify-single-word="false" fo:text-indent="-0.637cm" style:auto-text-indent="false">
        <style:tab-stops>
          <style:tab-stop style:position="2.683cm"/>
          <style:tab-stop style:position="2.685cm"/>
        </style:tab-stops>
      </style:paragraph-properties>
      <style:text-properties fo:font-weight="bold" officeooo:rsid="0016ffbe" officeooo:paragraph-rsid="0016ffbe" style:font-weight-asian="bold" style:font-weight-complex="bold"/>
    </style:style>
    <style:style style:name="P70" style:family="paragraph" style:parent-style-name="List_20_Paragraph" style:list-style-name="WWNum2">
      <style:paragraph-properties fo:margin-left="2.046cm" fo:margin-right="0cm" fo:margin-top="0cm" fo:margin-bottom="0cm" loext:contextual-spacing="false" fo:line-height="0.432cm" fo:text-align="start" style:justify-single-word="false" fo:text-indent="0cm" style:auto-text-indent="false">
        <style:tab-stops>
          <style:tab-stop style:position="2.683cm"/>
          <style:tab-stop style:position="2.685cm"/>
        </style:tab-stops>
      </style:paragraph-properties>
      <style:text-properties fo:font-weight="bold" officeooo:rsid="0016ffbe" officeooo:paragraph-rsid="0016ffbe" style:font-weight-asian="bold" style:font-weight-complex="bold"/>
    </style:style>
    <style:style style:name="P71" style:family="paragraph" style:parent-style-name="Frame_20_contents">
      <style:paragraph-properties fo:margin-left="5.787cm" fo:margin-right="5.817cm" fo:margin-top="0cm" fo:margin-bottom="0cm" loext:contextual-spacing="false" fo:text-align="center" style:justify-single-word="false" fo:text-indent="0cm" style:auto-text-indent="false"/>
    </style:style>
    <style:style style:name="P72" style:family="paragraph" style:parent-style-name="Frame_20_contents">
      <style:paragraph-properties fo:margin-left="5.787cm" fo:margin-right="5.817cm" fo:margin-top="0cm" fo:margin-bottom="0cm" loext:contextual-spacing="false" fo:line-height="0.496cm" fo:text-align="center" style:justify-single-word="false" fo:text-indent="0cm" style:auto-text-indent="false"/>
    </style:style>
    <style:style style:name="P73" style:family="paragraph" style:parent-style-name="Frame_20_contents">
      <style:paragraph-properties fo:margin-left="5.782cm" fo:margin-right="5.819cm" fo:margin-top="0cm" fo:margin-bottom="0cm" loext:contextual-spacing="false" fo:text-align="center" style:justify-single-word="false" fo:text-indent="0cm" style:auto-text-indent="false"/>
    </style:style>
    <style:style style:name="P74" style:family="paragraph" style:parent-style-name="Frame_20_contents">
      <style:paragraph-properties fo:margin-left="5.787cm" fo:margin-right="5.819cm" fo:margin-top="0cm" fo:margin-bottom="0cm" loext:contextual-spacing="false" fo:line-height="0.496cm" fo:text-align="center" style:justify-single-word="false" fo:text-indent="0cm" style:auto-text-indent="false"/>
    </style:style>
    <style:style style:name="P75" style:family="paragraph" style:parent-style-name="Frame_20_contents">
      <style:paragraph-properties fo:margin-left="6.209cm" fo:margin-right="6.239cm" fo:margin-top="0cm" fo:margin-bottom="0cm" loext:contextual-spacing="false" fo:line-height="0.496cm" fo:text-align="center" style:justify-single-word="false" fo:text-indent="0cm" style:auto-text-indent="false"/>
    </style:style>
    <style:style style:name="P76" style:family="paragraph" style:parent-style-name="Frame_20_contents">
      <style:paragraph-properties fo:margin-left="6.205cm" fo:margin-right="6.239cm" fo:margin-top="0cm" fo:margin-bottom="0cm" loext:contextual-spacing="false" fo:line-height="0.496cm" fo:text-align="center" style:justify-single-word="false" fo:text-indent="0cm" style:auto-text-indent="false"/>
    </style:style>
    <style:style style:name="P77" style:family="paragraph" style:parent-style-name="Frame_20_contents">
      <style:paragraph-properties fo:margin-left="6.212cm" fo:margin-right="6.239cm" fo:margin-top="0cm" fo:margin-bottom="0cm" loext:contextual-spacing="false" fo:line-height="0.496cm" fo:text-align="center" style:justify-single-word="false" fo:text-indent="0cm" style:auto-text-indent="false"/>
    </style:style>
    <style:style style:name="T1" style:family="text">
      <style:text-properties fo:letter-spacing="-0.004cm"/>
    </style:style>
    <style:style style:name="T2" style:family="text">
      <style:text-properties fo:letter-spacing="-0.005cm"/>
    </style:style>
    <style:style style:name="T3" style:family="text">
      <style:text-properties fo:letter-spacing="-0.007cm"/>
    </style:style>
    <style:style style:name="T4" style:family="text">
      <style:text-properties fo:letter-spacing="-0.011cm"/>
    </style:style>
    <style:style style:name="T5" style:family="text">
      <style:text-properties fo:letter-spacing="-0.011cm" officeooo:rsid="001239ee"/>
    </style:style>
    <style:style style:name="T6" style:family="text">
      <style:text-properties fo:font-size="12pt" fo:letter-spacing="0.021cm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239ee" style:font-size-asian="12pt" style:font-size-complex="12pt"/>
    </style:style>
    <style:style style:name="T9" style:family="text">
      <style:text-properties fo:font-size="12pt" fo:letter-spacing="0.023cm" style:font-size-asian="12pt"/>
    </style:style>
    <style:style style:name="T10" style:family="text">
      <style:text-properties fo:font-size="12pt" fo:letter-spacing="0.051cm" style:font-size-asian="12pt"/>
    </style:style>
    <style:style style:name="T11" style:family="text">
      <style:text-properties fo:font-size="12pt" fo:letter-spacing="0.062cm" style:font-size-asian="12pt"/>
    </style:style>
    <style:style style:name="T12" style:family="text">
      <style:text-properties fo:font-size="12pt" fo:letter-spacing="0.056cm" style:font-size-asian="12pt"/>
    </style:style>
    <style:style style:name="T13" style:family="text">
      <style:text-properties fo:font-size="12pt" fo:font-style="italic" fo:font-weight="normal" officeooo:rsid="001239ee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letter-spacing="-0.009cm"/>
    </style:style>
    <style:style style:name="T15" style:family="text">
      <style:text-properties fo:letter-spacing="0.002cm"/>
    </style:style>
    <style:style style:name="T16" style:family="text">
      <style:text-properties fo:letter-spacing="0.002cm" fo:font-weight="bold" style:font-weight-asian="bold"/>
    </style:style>
    <style:style style:name="T17" style:family="text">
      <style:text-properties fo:letter-spacing="0.002cm" fo:font-weight="normal" officeooo:rsid="001580aa" style:font-weight-asian="normal" style:font-weight-complex="normal"/>
    </style:style>
    <style:style style:name="T18" style:family="text">
      <style:text-properties fo:font-size="10pt" fo:font-weight="bold" style:font-size-asian="10pt" style:font-weight-asian="bold"/>
    </style:style>
    <style:style style:name="T19" style:family="text">
      <style:text-properties fo:font-size="10pt" fo:font-weight="bold" officeooo:rsid="001580aa" style:font-size-asian="10pt" style:font-weight-asian="bold"/>
    </style:style>
    <style:style style:name="T20" style:family="text">
      <style:text-properties fo:font-size="10pt" fo:letter-spacing="-0.004cm" fo:font-weight="bold" style:font-size-asian="10pt" style:font-weight-asian="bold"/>
    </style:style>
    <style:style style:name="T21" style:family="text">
      <style:text-properties fo:font-size="10pt" fo:letter-spacing="-0.004cm" style:font-size-asian="10pt"/>
    </style:style>
    <style:style style:name="T22" style:family="text">
      <style:text-properties fo:font-size="10pt" fo:letter-spacing="-0.004cm" fo:font-weight="normal" officeooo:rsid="001580aa" style:font-size-asian="10pt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officeooo:rsid="0013d550" style:font-size-asian="10pt"/>
    </style:style>
    <style:style style:name="T25" style:family="text">
      <style:text-properties fo:font-size="10pt" officeooo:rsid="0016ffbe" style:font-size-asian="10pt"/>
    </style:style>
    <style:style style:name="T26" style:family="text">
      <style:text-properties fo:font-size="10pt" fo:letter-spacing="-0.007cm" style:font-size-asian="10pt"/>
    </style:style>
    <style:style style:name="T27" style:family="text">
      <style:text-properties fo:font-size="10pt" fo:letter-spacing="-0.007cm" officeooo:rsid="0016ffbe" style:font-size-asian="10pt"/>
    </style:style>
    <style:style style:name="T28" style:family="text">
      <style:text-properties fo:font-size="10pt" fo:letter-spacing="-0.007cm" fo:font-weight="bold" style:font-size-asian="10pt" style:font-weight-asian="bold"/>
    </style:style>
    <style:style style:name="T29" style:family="text">
      <style:text-properties fo:font-size="10pt" fo:letter-spacing="-0.007cm" fo:font-weight="bold" officeooo:rsid="001580aa" style:font-size-asian="10pt" style:font-weight-asian="bold"/>
    </style:style>
    <style:style style:name="T30" style:family="text">
      <style:text-properties fo:font-size="10pt" fo:letter-spacing="-0.007cm" fo:font-weight="normal" style:font-size-asian="10pt" style:font-weight-asian="normal" style:font-weight-complex="normal"/>
    </style:style>
    <style:style style:name="T31" style:family="text">
      <style:text-properties fo:font-size="10pt" fo:letter-spacing="-0.005cm" style:font-size-asian="10pt"/>
    </style:style>
    <style:style style:name="T32" style:family="text">
      <style:text-properties fo:font-size="10pt" fo:letter-spacing="-0.005cm" fo:font-weight="bold" style:font-size-asian="10pt" style:font-weight-asian="bold"/>
    </style:style>
    <style:style style:name="T33" style:family="text">
      <style:text-properties fo:font-size="10pt" fo:letter-spacing="-0.005cm" fo:font-weight="bold" officeooo:rsid="0016ffbe" style:font-size-asian="10pt" style:font-weight-asian="bold"/>
    </style:style>
    <style:style style:name="T34" style:family="text">
      <style:text-properties fo:font-size="10pt" fo:letter-spacing="-0.005cm" fo:font-weight="normal" officeooo:rsid="0016ffbe" style:font-size-asian="10pt" style:font-weight-asian="normal" style:font-weight-complex="normal"/>
    </style:style>
    <style:style style:name="T35" style:family="text">
      <style:text-properties fo:font-size="10pt" fo:letter-spacing="0.002cm" style:font-size-asian="10pt"/>
    </style:style>
    <style:style style:name="T36" style:family="text">
      <style:text-properties fo:font-size="10pt" fo:letter-spacing="0.002cm" fo:font-weight="bold" style:font-size-asian="10pt" style:font-weight-asian="bold"/>
    </style:style>
    <style:style style:name="T37" style:family="text">
      <style:text-properties fo:font-size="10pt" fo:letter-spacing="-0.009cm" style:font-size-asian="10pt"/>
    </style:style>
    <style:style style:name="T38" style:family="text">
      <style:text-properties fo:font-size="10pt" fo:letter-spacing="-0.009cm" fo:font-weight="bold" style:font-size-asian="10pt" style:font-weight-asian="bold"/>
    </style:style>
    <style:style style:name="T39" style:family="text">
      <style:text-properties fo:font-size="10pt" fo:letter-spacing="0.009cm" style:font-size-asian="10pt"/>
    </style:style>
    <style:style style:name="T40" style:family="text">
      <style:text-properties fo:font-size="10pt" fo:letter-spacing="0.014cm" style:font-size-asian="10pt"/>
    </style:style>
    <style:style style:name="T41" style:family="text">
      <style:text-properties fo:font-size="10pt" fo:letter-spacing="0.012cm" style:font-size-asian="10pt"/>
    </style:style>
    <style:style style:name="T42" style:family="text">
      <style:text-properties fo:font-size="10pt" fo:letter-spacing="0.012cm" fo:font-weight="bold" style:font-size-asian="10pt" style:font-weight-asian="bold"/>
    </style:style>
    <style:style style:name="T43" style:family="text">
      <style:text-properties fo:font-size="10pt" fo:letter-spacing="0.018cm" style:font-size-asian="10pt"/>
    </style:style>
    <style:style style:name="T44" style:family="text">
      <style:text-properties fo:font-size="10pt" fo:letter-spacing="0.007cm" style:font-size-asian="10pt"/>
    </style:style>
    <style:style style:name="T45" style:family="text">
      <style:text-properties fo:font-size="10pt" fo:letter-spacing="0.007cm" fo:font-weight="bold" style:font-size-asian="10pt" style:font-weight-asian="bold"/>
    </style:style>
    <style:style style:name="T46" style:family="text">
      <style:text-properties fo:font-size="10pt" fo:letter-spacing="0.011cm" style:font-size-asian="10pt"/>
    </style:style>
    <style:style style:name="T47" style:family="text">
      <style:text-properties fo:font-size="10pt" fo:letter-spacing="-0.072cm" fo:font-weight="bold" style:font-size-asian="10pt" style:font-weight-asian="bold"/>
    </style:style>
    <style:style style:name="T48" style:family="text">
      <style:text-properties fo:font-size="10pt" fo:letter-spacing="-0.072cm" style:font-size-asian="10pt"/>
    </style:style>
    <style:style style:name="T49" style:family="text">
      <style:text-properties fo:font-size="10pt" fo:letter-spacing="-0.002cm" fo:font-weight="bold" style:font-size-asian="10pt" style:font-weight-asian="bold"/>
    </style:style>
    <style:style style:name="T50" style:family="text">
      <style:text-properties fo:font-size="10pt" fo:letter-spacing="-0.002cm" style:font-size-asian="10pt"/>
    </style:style>
    <style:style style:name="T51" style:family="text">
      <style:text-properties fo:font-size="10pt" fo:letter-spacing="-0.011cm" style:font-size-asian="10pt"/>
    </style:style>
    <style:style style:name="T52" style:family="text">
      <style:text-properties fo:font-size="10pt" fo:letter-spacing="-0.011cm" fo:font-weight="bold" style:font-size-asian="10pt" style:font-weight-asian="bold"/>
    </style:style>
    <style:style style:name="T53" style:family="text">
      <style:text-properties fo:font-size="10pt" fo:letter-spacing="0.019cm" style:font-size-asian="10pt"/>
    </style:style>
    <style:style style:name="T54" style:family="text">
      <style:text-properties fo:font-size="10pt" fo:letter-spacing="0.021cm" style:font-size-asian="10pt"/>
    </style:style>
    <style:style style:name="T55" style:family="text">
      <style:text-properties fo:font-size="10pt" fo:letter-spacing="0.025cm" style:font-size-asian="10pt"/>
    </style:style>
    <style:style style:name="T56" style:family="text">
      <style:text-properties fo:font-size="10pt" fo:letter-spacing="-0.012cm" style:font-size-asian="10pt"/>
    </style:style>
    <style:style style:name="T57" style:family="text">
      <style:text-properties fo:font-size="10pt" fo:letter-spacing="-0.012cm" fo:font-weight="bold" style:font-size-asian="10pt" style:font-weight-asian="bold"/>
    </style:style>
    <style:style style:name="T58" style:family="text">
      <style:text-properties fo:font-size="10pt" fo:letter-spacing="0.004cm" fo:font-weight="bold" style:font-size-asian="10pt" style:font-weight-asian="bold"/>
    </style:style>
    <style:style style:name="T59" style:family="text">
      <style:text-properties fo:font-size="10pt" fo:font-weight="normal" officeooo:rsid="001580aa" style:font-size-asian="10pt" style:font-weight-asian="normal" style:font-weight-complex="normal"/>
    </style:style>
    <style:style style:name="T60" style:family="text">
      <style:text-properties fo:font-size="10pt" fo:font-weight="normal" officeooo:rsid="0016ffbe" style:font-size-asian="10pt" style:font-weight-asian="normal" style:font-weight-complex="normal"/>
    </style:style>
    <style:style style:name="T61" style:family="text">
      <style:text-properties style:text-position="-8% 100%" fo:font-size="12pt" fo:letter-spacing="0.021cm" style:font-size-asian="12pt"/>
    </style:style>
    <style:style style:name="T62" style:family="text">
      <style:text-properties style:text-position="-8% 100%" fo:font-size="12pt" fo:letter-spacing="0.023cm" style:font-size-asian="12pt"/>
    </style:style>
    <style:style style:name="T63" style:family="text">
      <style:text-properties fo:letter-spacing="-0.002cm"/>
    </style:style>
    <style:style style:name="T64" style:family="text">
      <style:text-properties fo:letter-spacing="-0.002cm" fo:font-weight="bold" style:font-weight-asian="bold"/>
    </style:style>
    <style:style style:name="T65" style:family="text">
      <style:text-properties fo:letter-spacing="-0.002cm" officeooo:rsid="0013d550"/>
    </style:style>
    <style:style style:name="T66" style:family="text">
      <style:text-properties fo:letter-spacing="-0.002cm" fo:font-weight="normal" officeooo:rsid="0013d550" style:font-weight-asian="normal" style:font-weight-complex="normal"/>
    </style:style>
    <style:style style:name="T67" style:family="text">
      <style:text-properties fo:letter-spacing="-0.002cm" fo:font-weight="normal" officeooo:rsid="001580aa" style:font-weight-asian="normal" style:font-weight-complex="normal"/>
    </style:style>
    <style:style style:name="T68" style:family="text">
      <style:text-properties fo:letter-spacing="-0.002cm" officeooo:rsid="001580aa"/>
    </style:style>
    <style:style style:name="T69" style:family="text">
      <style:text-properties fo:font-weight="bold" style:font-weight-asian="bold"/>
    </style:style>
    <style:style style:name="T70" style:family="text">
      <style:text-properties fo:letter-spacing="-0.072cm"/>
    </style:style>
    <style:style style:name="T71" style:family="text">
      <style:text-properties fo:font-weight="normal" style:font-weight-asian="normal"/>
    </style:style>
    <style:style style:name="T72" style:family="text">
      <style:text-properties officeooo:rsid="001239ee"/>
    </style:style>
    <style:style style:name="T73" style:family="text">
      <style:text-properties officeooo:rsid="0016ffbe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c0c0c0" style:background-transparency="0%" draw:fill="solid" draw:fill-color="#c0c0c0" draw:opacity="100%" fo:padding="0cm" fo:border="3pt solid #4f81bc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c0c0c0" style:background-transparency="0%" draw:fill="solid" draw:fill-color="#c0c0c0" draw:opacity="100%" fo:padding="0cm" fo:border="3pt solid #4f81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/>
        <text:h text:style-name="P44" text:outline-level="2"><text:s text:c="76"/><text:span text:style-name="T7"><text:s/></text:span><text:span text:style-name="T8">BABITA GURALE</text:span></text:h>
        <text:h text:style-name="P44" text:outline-level="2"><text:span text:style-name="T8"><text:tab/><text:tab/><text:tab/><text:tab/><text:tab/> <text:s text:c="3"/></text:span><text:span text:style-name="T13">SOFTWARE ENGINEER</text:span></text:h>
        <text:h text:style-name="P45" text:outline-level="2"><text:span text:style-name="T8"/></text:h>
        <text:p text:style-name="P6">Mobile:<text:span text:style-name="T3"> </text:span>+91<text:span text:style-name="T72">7776839072</text:span></text:p>
        <text:p text:style-name="P7">E-mail:<text:span text:style-name="T4"> </text:span><text:a xlink:type="simple" xlink:href="mailto:babitagurale23@gmail.com" text:style-name="Internet_20_link" text:visited-style-name="Visited_20_Internet_20_Link"><text:span text:style-name="T5">babitagurale23</text:span></text:a><text:a xlink:type="simple" xlink:href="mailto:babitagurale23@gmail.com" text:style-name="Internet_20_link" text:visited-style-name="Visited_20_Internet_20_Link">@gmail.</text:a><text:a xlink:type="simple" xlink:href="mailto:babitagurale23@gmail.com" text:style-name="Internet_20_link" text:visited-style-name="Visited_20_Internet_20_Link"><text:span text:style-name="T72">com</text:span></text:a></text:p>
        <text:p text:style-name="P9"><draw:frame draw:style-name="fr1" draw:name="Frame1" text:anchor-type="char" svg:x="1.483cm" svg:y="0.467cm" svg:width="17.674cm" svg:height="0.607cm" draw:z-index="0"><draw:text-box><text:p text:style-name="P71"><text:span text:style-name="T6">OBJECTIVE</text:span></text:p></draw:text-box></draw:frame></text:p>
        <text:p text:style-name="P11"/>
        <text:p text:style-name="P8">To<text:span text:style-name="T14"> </text:span>secure<text:span text:style-name="T2"> </text:span>a<text:span text:style-name="T2"> </text:span>challenging<text:span text:style-name="T3"> </text:span>position<text:span text:style-name="T1"> </text:span>in<text:span text:style-name="T14"> </text:span>a reputable<text:span text:style-name="T2"> </text:span>organization<text:span text:style-name="T3"> </text:span>to<text:span text:style-name="T15"> </text:span>expand<text:span text:style-name="T2"> </text:span>my<text:span text:style-name="T1"> </text:span>learnings,<text:span text:style-name="T1"> </text:span>knowledge<text:span text:style-name="T15"> </text:span>and<text:span text:style-name="T3"> </text:span>skills</text:p>
        <text:p text:style-name="P10"><draw:frame draw:style-name="fr1" draw:name="Frame2" text:anchor-type="char" svg:x="1.483cm" svg:y="0.737cm" svg:width="17.674cm" svg:height="0.603cm" draw:z-index="1"><draw:text-box><text:p text:style-name="P73"><text:span text:style-name="T9">PROFESSIONAL</text:span><text:span text:style-name="T10"> </text:span><text:span text:style-name="T6">SUMMARY</text:span></text:p></draw:text-box></draw:frame></text:p>
        <text:p text:style-name="P13"/>
        <text:list xml:id="list2588724270" text:style-name="WWNum1">
          <text:list-item>
            <text:p text:style-name="P47"><text:span text:style-name="T18">2.2</text:span><text:span text:style-name="T20"> </text:span><text:span text:style-name="T18">years</text:span><text:span text:style-name="T20"> </text:span><text:span text:style-name="T23">of</text:span><text:span text:style-name="T26"> </text:span><text:span text:style-name="T23">experience</text:span><text:span text:style-name="T31"> </text:span><text:span text:style-name="T23">in</text:span><text:span text:style-name="T31"> </text:span><text:span text:style-name="T23">IT</text:span><text:span text:style-name="T26"> </text:span><text:span text:style-name="T23">industry</text:span><text:span text:style-name="T21"> </text:span><text:span text:style-name="T23">in</text:span><text:span text:style-name="T21"> </text:span><text:span text:style-name="T23">Development,</text:span><text:span text:style-name="T21"> </text:span><text:span text:style-name="T23">Analysis,</text:span><text:span text:style-name="T26"> </text:span><text:span text:style-name="T23">Maintenance</text:span><text:span text:style-name="T35"> </text:span><text:span text:style-name="T23">of</text:span><text:span text:style-name="T37"> </text:span><text:span text:style-name="T23">Application.</text:span></text:p>
          </text:list-item>
          <text:list-item>
            <text:p text:style-name="P65"><text:span text:style-name="T23">Experience</text:span><text:span text:style-name="T39"> </text:span><text:span text:style-name="T23">in</text:span><text:span text:style-name="T40"> </text:span><text:span text:style-name="T23">working</text:span><text:span text:style-name="T41"> </text:span><text:span text:style-name="T23">with</text:span><text:span text:style-name="T43"> </text:span><text:span text:style-name="T23">Web</text:span><text:span text:style-name="T44"> </text:span><text:span text:style-name="T23">Application</text:span><text:span text:style-name="T39"> </text:span><text:span text:style-name="T23">Development</text:span><text:span text:style-name="T40"> </text:span><text:span text:style-name="T23">technologies</text:span><text:span text:style-name="T46"> </text:span><text:span text:style-name="T23">as</text:span><text:span text:style-name="T41"> </text:span><text:span text:style-name="T18">Python,</text:span><text:span text:style-name="T42"> </text:span><text:span text:style-name="T18">Django,</text:span><text:span text:style-name="T45"> </text:span><text:span text:style-name="T18">Django</text:span><text:span text:style-name="T47"> </text:span><text:span text:style-name="T18">Rest</text:span><text:span text:style-name="T32"> </text:span><text:span text:style-name="T18">Framework,</text:span><text:span text:style-name="T20"> </text:span><text:span text:style-name="T18">SQLAlchemy, and</text:span><text:span text:style-name="T49"> </text:span><text:span text:style-name="T18">React JS.</text:span></text:p>
          </text:list-item>
          <text:list-item>
            <text:p text:style-name="P49"><text:span text:style-name="T23">Having</text:span><text:span text:style-name="T51"> </text:span><text:span text:style-name="T23">experience</text:span><text:span text:style-name="T26"> </text:span><text:span text:style-name="T23">working with</text:span><text:span text:style-name="T37"> </text:span><text:span text:style-name="T23">database</text:span><text:span text:style-name="T31"> </text:span><text:span text:style-name="T23">technologies</text:span><text:span text:style-name="T37"> </text:span><text:span text:style-name="T23">like</text:span><text:span text:style-name="T35"> </text:span><text:span text:style-name="T18">MySQL,</text:span><text:span text:style-name="T38"> </text:span><text:span text:style-name="T18">PostgreSQL.</text:span></text:p>
          </text:list-item>
          <text:list-item>
            <text:p text:style-name="P50"><text:span text:style-name="T23">Knowledge</text:span><text:span text:style-name="T37"> </text:span><text:span text:style-name="T23">of</text:span><text:span text:style-name="T51"> </text:span><text:span text:style-name="T23">software</text:span><text:span text:style-name="T26"> </text:span><text:span text:style-name="T23">Configuration</text:span><text:span text:style-name="T26"> </text:span><text:span text:style-name="T23">Management</text:span><text:span text:style-name="T31"> </text:span><text:span text:style-name="T23">tools</text:span><text:span text:style-name="T21"> </text:span><text:span text:style-name="T23">as </text:span><text:span text:style-name="T18">GitHub.</text:span></text:p>
          </text:list-item>
          <text:list-item>
            <text:p text:style-name="P50"><text:span text:style-name="T23">Project</text:span><text:span text:style-name="T37"> </text:span><text:span text:style-name="T23">developed</text:span><text:span text:style-name="T37"> </text:span><text:span text:style-name="T23">under</text:span><text:span text:style-name="T31"> </text:span><text:span text:style-name="T23">the </text:span><text:span text:style-name="T18">Agile</text:span><text:span text:style-name="T20"> </text:span><text:span text:style-name="T18">Methodology</text:span><text:span text:style-name="T32"> </text:span><text:span text:style-name="T23">following</text:span><text:span text:style-name="T26"> </text:span><text:span text:style-name="T23">the</text:span><text:span text:style-name="T26"> </text:span><text:span text:style-name="T23">daily</text:span><text:span text:style-name="T21"> </text:span><text:span text:style-name="T23">paradigm</text:span><text:span text:style-name="T21"> </text:span><text:span text:style-name="T23">to</text:span><text:span text:style-name="T21"> </text:span><text:span text:style-name="T23">track</text:span><text:span text:style-name="T31"> </text:span><text:span text:style-name="T23">the</text:span><text:span text:style-name="T26"> </text:span><text:span text:style-name="T23">progress.</text:span></text:p>
          </text:list-item>
          <text:list-item>
            <text:p text:style-name="P51"><text:span text:style-name="T23">Knowledge</text:span><text:span text:style-name="T31"> </text:span><text:span text:style-name="T23">of</text:span><text:span text:style-name="T37"> </text:span><text:span text:style-name="T23">design</text:span><text:span text:style-name="T37"> </text:span><text:span text:style-name="T23">pattern </text:span><text:span text:style-name="T18">Singleton,</text:span><text:span text:style-name="T32"> </text:span><text:span text:style-name="T18">MVT.</text:span></text:p>
          </text:list-item>
          <text:list-item>
            <text:p text:style-name="P66"><text:span text:style-name="T23">Excellent</text:span><text:span text:style-name="T53"> </text:span><text:span text:style-name="T23">problem</text:span><text:span text:style-name="T54"> </text:span><text:span text:style-name="T23">solving</text:span><text:span text:style-name="T55"> </text:span><text:span text:style-name="T23">skills,</text:span><text:span text:style-name="T54"> </text:span><text:span text:style-name="T23">good</text:span><text:span text:style-name="T54"> </text:span><text:span text:style-name="T23">interpersonal</text:span><text:span text:style-name="T54"> </text:span><text:span text:style-name="T23">skills,</text:span><text:span text:style-name="T54"> </text:span><text:span text:style-name="T23">committed,</text:span><text:span text:style-name="T55"> </text:span><text:span text:style-name="T23">result</text:span><text:span text:style-name="T54"> </text:span><text:span text:style-name="T23">oriented,</text:span><text:span text:style-name="T54"> </text:span><text:span text:style-name="T23">hardworking</text:span><text:span text:style-name="T48"> </text:span><text:span text:style-name="T23">and</text:span><text:span text:style-name="T21"> </text:span><text:span text:style-name="T23">enthusiastic</text:span><text:span text:style-name="T50"> </text:span><text:span text:style-name="T23">to</text:span><text:span text:style-name="T50"> </text:span><text:span text:style-name="T23">learn new</text:span><text:span text:style-name="T21"> </text:span><text:span text:style-name="T23">technologies.</text:span></text:p>
          </text:list-item>
          <text:list-item>
            <text:p text:style-name="P52"><text:span text:style-name="T23">Responsible,</text:span><text:span text:style-name="T56"> </text:span><text:span text:style-name="T23">Creative,</text:span><text:span text:style-name="T51"> </text:span><text:span text:style-name="T23">Result-oriented</text:span><text:span text:style-name="T37"> </text:span><text:span text:style-name="T23">professional.</text:span></text:p>
          </text:list-item>
        </text:list>
        <text:p text:style-name="Text_20_body"/>
        <text:p text:style-name="Text_20_body"/>
        <text:p text:style-name="Text_20_body"/>
        <text:p text:style-name="P15"><draw:frame draw:style-name="fr1" draw:name="Frame3" text:anchor-type="char" svg:x="1.483cm" svg:y="0.656cm" svg:width="17.674cm" svg:height="0.601cm" draw:z-index="2"><draw:text-box><text:p text:style-name="P74"><text:span text:style-name="T9">PROFESSIONAL</text:span><text:span text:style-name="T11"> </text:span><text:span text:style-name="T6">EXPERIENCE</text:span></text:p></draw:text-box></draw:frame></text:p>
        <text:p text:style-name="P14"/>
        <text:list xml:id="list235656265962555" text:continue-numbering="true" text:style-name="WWNum1">
          <text:list-item>
            <text:p text:style-name="P53"><text:span text:style-name="T18">Organization<text:tab/>:</text:span><text:span text:style-name="T57"> </text:span><text:span text:style-name="T23">DeltaPro</text:span><text:span text:style-name="T37"> </text:span><text:span text:style-name="T23">Software</text:span></text:p>
          </text:list-item>
          <text:list-item>
            <text:p text:style-name="P54"><text:span text:style-name="T18">Duration<text:tab/>:</text:span><text:span text:style-name="T32"> </text:span><text:span text:style-name="T23">06- </text:span><text:span text:style-name="T24">11</text:span><text:span text:style-name="T23">- 202</text:span><text:span text:style-name="T24">0</text:span><text:span text:style-name="T50"> </text:span><text:span text:style-name="T23">to</text:span><text:span text:style-name="T50"> </text:span><text:span text:style-name="T23">Working</text:span><text:span text:style-name="T50"> </text:span><text:span text:style-name="T23">Now</text:span></text:p>
          </text:list-item>
          <text:list-item>
            <text:p text:style-name="P56"><draw:frame draw:style-name="fr1" draw:name="Frame4" text:anchor-type="char" svg:x="1.483cm" svg:y="0.882cm" svg:width="17.674cm" svg:height="0.601cm" draw:z-index="3"><draw:text-box><text:p text:style-name="P72"><text:span text:style-name="T6">TECHNICAL</text:span><text:span text:style-name="T11"> </text:span><text:span text:style-name="T6">EXPERTISE</text:span></text:p></draw:text-box></draw:frame><text:span text:style-name="T18">Designation<text:tab/>:</text:span><text:span text:style-name="T49"> </text:span><text:span text:style-name="T23">Software</text:span><text:span text:style-name="T50"> </text:span><text:span text:style-name="T23">Developer</text:span></text:p>
          </text:list-item>
        </text:list>
        <text:p text:style-name="P17"/>
        <text:list xml:id="list3357597374" text:style-name="WWNum2">
          <text:list-item>
            <text:p text:style-name="P48"><text:span text:style-name="T23">Languages/Technologies<text:tab/>-Python</text:span><text:span text:style-name="T26"> </text:span><text:span text:style-name="T23">3.X,</text:span><text:span text:style-name="T21"> </text:span><text:span text:style-name="T23">MySQL, JSON</text:span></text:p>
          </text:list-item>
          <text:list-item>
            <text:p text:style-name="P59"><text:span text:style-name="T23">Frameworks<text:tab/>-Django,</text:span><text:span text:style-name="T50"> </text:span><text:span text:style-name="T23">DRF,</text:span><text:span text:style-name="T21"> </text:span><text:span text:style-name="T23">Django</text:span><text:span text:style-name="T21"> </text:span><text:span text:style-name="T23">ORM,</text:span><text:span text:style-name="T21"> </text:span><text:span text:style-name="T23">React</text:span><text:span text:style-name="T31"> </text:span><text:span text:style-name="T23">JS</text:span></text:p>
          </text:list-item>
          <text:list-item>
            <text:p text:style-name="P60"><text:span text:style-name="T23">Database<text:tab/>-MySQL,</text:span><text:span text:style-name="T26"> </text:span><text:span text:style-name="T23">PostgreSQL</text:span></text:p>
          </text:list-item>
          <text:list-item>
            <text:p text:style-name="P61"><text:span text:style-name="T23">Development</text:span><text:span text:style-name="T26"> </text:span><text:span text:style-name="T23">Tools<text:tab/>-PyCharm,</text:span><text:span text:style-name="T21"> </text:span><text:span text:style-name="T23">Visual</text:span><text:span text:style-name="T31"> </text:span><text:span text:style-name="T23">Studio</text:span><text:span text:style-name="T50"> </text:span><text:span text:style-name="T23">Code</text:span></text:p>
          </text:list-item>
          <text:list-item>
            <text:p text:style-name="P57"><text:span text:style-name="T23">Web</text:span><text:span text:style-name="T26"> </text:span><text:span text:style-name="T23">Technologies<text:tab/>-HTML,</text:span><text:span text:style-name="T21"> </text:span><text:span text:style-name="T23">CSS,</text:span><text:span text:style-name="T50"> </text:span><text:span text:style-name="T23">JS,</text:span><text:span text:style-name="T31"> </text:span><text:span text:style-name="T23">React</text:span><text:span text:style-name="T31"> </text:span><text:span text:style-name="T23">JS</text:span></text:p>
          </text:list-item>
          <text:list-item>
            <text:p text:style-name="P62"><text:span text:style-name="T23">Other<text:tab/>-Postman,</text:span><text:span text:style-name="T50"> </text:span><text:span text:style-name="T23">GitHub</text:span></text:p>
          </text:list-item>
        </text:list>
      </text:section>
      <text:p text:style-name="P19"><draw:frame draw:style-name="fr2" draw:name="Frame5" text:anchor-type="as-char" svg:width="16.722cm" svg:height="0.601cm" draw:z-index="7"><draw:text-box><text:p text:style-name="P75"><text:span text:style-name="T61">PROJECTS</text:span></text:p></draw:text-box></draw:frame></text:p>
      <text:p text:style-name="P18"/>
      <text:h text:style-name="P43" text:outline-level="2">PROJECT<text:span text:style-name="T2"> </text:span>TITLE<text:tab/>:<text:span text:style-name="T63"> </text:span><text:span text:style-name="T65">Rural and Agi Loan</text:span></text:h>
      <text:p text:style-name="P27"><text:span text:style-name="T18">ROLE<text:tab/>:</text:span><text:span text:style-name="T49"> </text:span><text:span text:style-name="T23">Software</text:span><text:span text:style-name="T31"> </text:span><text:span text:style-name="T23">Developer</text:span></text:p>
      <text:p text:style-name="P28"><text:span text:style-name="T18">ENVIRONMENT<text:tab/>:</text:span><text:span text:style-name="T36"> </text:span><text:span text:style-name="T23">Windows</text:span></text:p>
      <text:p text:style-name="P29"><text:span text:style-name="T18">TECHNOLOGIES<text:tab/>: </text:span><text:span text:style-name="T23">Python</text:span><text:span text:style-name="T26"> </text:span><text:span text:style-name="T23">3,</text:span><text:span text:style-name="T35"> </text:span><text:span text:style-name="T23">Django,</text:span><text:span text:style-name="T50"> </text:span><text:span text:style-name="T23">DRF,</text:span><text:span text:style-name="T31"> </text:span><text:span text:style-name="T23">MySQL,</text:span><text:span text:style-name="T50"> </text:span><text:span text:style-name="T23">React</text:span><text:span text:style-name="T26"> </text:span><text:span text:style-name="T23">JS,</text:span><text:span text:style-name="T21"> </text:span><text:span text:style-name="T23">JSON.</text:span></text:p>
      <text:p text:style-name="P31"><text:span text:style-name="T18">DATABASE<text:tab/>:</text:span><text:span text:style-name="T58"> </text:span><text:span text:style-name="T23">MySQL</text:span></text:p>
      <text:p text:style-name="P21"><text:span text:style-name="T69">DESCRIPTION<text:tab/>:</text:span><text:span text:style-name="T64"> </text:span><text:span text:style-name="T66">Rural a</text:span><text:span text:style-name="T67">n </text:span><text:span text:style-name="T66">Agri Finance is commited to supporting farmers and agricultural businesses across the nation in facing the unforeseen challenges of the future. Rural an <text:s/>Agri provides financial solutions to the farming community to help them enter a better life. Our Relationship Managers understand their needs and help them choose </text:span><text:span text:style-name="T67">the right type of loan.</text:span> </text:p>
      <text:h text:style-name="P46" text:outline-level="2"><text:tab/>RESPONSIBILITY:</text:h>
      <text:list xml:id="list235655346877837" text:continue-numbering="true" text:style-name="WWNum2">
        <text:list-item>
          <text:p text:style-name="P63"><text:span text:style-name="T23">Responsible</text:span><text:span text:style-name="T31"> </text:span><text:span text:style-name="T23">for</text:span><text:span text:style-name="T21"> </text:span><text:span text:style-name="T23">coding</text:span><text:span text:style-name="T31"> </text:span><text:span text:style-name="T23">and</text:span><text:span text:style-name="T50"> </text:span><text:span text:style-name="T23">developing</text:span><text:span text:style-name="T31"> </text:span><text:span text:style-name="T23">using</text:span><text:span text:style-name="T26"> </text:span><text:span text:style-name="T23">Django,</text:span><text:span text:style-name="T26"> </text:span><text:span text:style-name="T23">MySQL.</text:span></text:p>
        </text:list-item>
        <text:list-item>
          <text:p text:style-name="P64"><text:span text:style-name="T23">Understanding</text:span><text:span text:style-name="T26"> </text:span><text:span text:style-name="T23">use</text:span><text:span text:style-name="T26"> </text:span><text:span text:style-name="T23">cases</text:span><text:span text:style-name="T37"> </text:span><text:span text:style-name="T23">and</text:span><text:span text:style-name="T37"> </text:span><text:span text:style-name="T23">translates</text:span><text:span text:style-name="T37"> </text:span><text:span text:style-name="T23">them</text:span><text:span text:style-name="T51"> </text:span><text:span text:style-name="T23">into</text:span><text:span text:style-name="T31"> </text:span><text:span text:style-name="T23">functional</text:span><text:span text:style-name="T26"> </text:span><text:span text:style-name="T23">requirement.</text:span></text:p>
        </text:list-item>
        <text:list-item>
          <text:p text:style-name="P55"><text:span text:style-name="T23">Develop</text:span><text:span text:style-name="T37"> </text:span><text:span text:style-name="T23">software</text:span><text:span text:style-name="T50"> </text:span><text:span text:style-name="T23">related</text:span><text:span text:style-name="T31"> </text:span><text:span text:style-name="T23">to</text:span><text:span text:style-name="T31"> </text:span><text:span text:style-name="T23">asset</text:span><text:span text:style-name="T26"> </text:span><text:span text:style-name="T23">management.</text:span></text:p>
        </text:list-item>
        <text:list-item>
          <text:p text:style-name="P63"><text:span text:style-name="T23">Integration</text:span><text:span text:style-name="T37"> </text:span><text:span text:style-name="T23">of</text:span><text:span text:style-name="T26"> </text:span><text:span text:style-name="T23">user-facing</text:span><text:span text:style-name="T31"> </text:span><text:span text:style-name="T23">elements</text:span><text:span text:style-name="T31"> </text:span><text:span text:style-name="T23">developed</text:span><text:span text:style-name="T26"> </text:span><text:span text:style-name="T23">by</text:span><text:span text:style-name="T50"> </text:span><text:span text:style-name="T23">front-end</text:span><text:span text:style-name="T31"> </text:span><text:span text:style-name="T23">developers</text:span><text:span text:style-name="T50"> </text:span><text:span text:style-name="T23">with</text:span><text:span text:style-name="T31"> </text:span><text:span text:style-name="T23">server-side</text:span><text:span text:style-name="T21"> </text:span><text:span text:style-name="T23">logic.</text:span></text:p>
        </text:list-item>
        <text:list-item>
          <text:p text:style-name="P63"><text:span text:style-name="T23">Development,</text:span><text:span text:style-name="T51"> </text:span><text:span text:style-name="T23">bug</text:span><text:span text:style-name="T26"> </text:span><text:span text:style-name="T23">fixing,</text:span><text:span text:style-name="T37"> </text:span><text:span text:style-name="T23">issues,</text:span><text:span text:style-name="T26"> </text:span><text:span text:style-name="T23">requirement</text:span><text:span text:style-name="T51"> </text:span><text:span text:style-name="T23">understanding.</text:span></text:p>
        </text:list-item>
      </text:list>
      <text:p text:style-name="P12"/>
      <text:h text:style-name="P41" text:outline-level="2">PROJECT<text:span text:style-name="T2"> </text:span>TITLE<text:tab/>:<text:span text:style-name="T63"> </text:span><text:span text:style-name="T68">PKF Machinery Finance</text:span></text:h>
      <text:p text:style-name="P32"><text:span text:style-name="T18">ROLE<text:tab/>:</text:span><text:span text:style-name="T38"> </text:span><text:span text:style-name="T23">Software</text:span><text:span text:style-name="T31"> </text:span><text:span text:style-name="T23">Developer</text:span></text:p>
      <text:p text:style-name="P34"><text:span text:style-name="T18">ENVIRONMENT<text:tab/>: </text:span><text:span text:style-name="T23">Windows</text:span></text:p>
      <text:p text:style-name="P30"><text:span text:style-name="T18">TECHNOLOGIES<text:tab/>:</text:span><text:span text:style-name="T49"> </text:span><text:span text:style-name="T23">Python</text:span><text:span text:style-name="T31"> </text:span><text:span text:style-name="T23">3, Django,</text:span><text:span text:style-name="T21"> </text:span><text:span text:style-name="T23">DRF,</text:span><text:span text:style-name="T21"> </text:span><text:span text:style-name="T23">PostrgreSQL,</text:span><text:span text:style-name="T21"> </text:span><text:span text:style-name="T23">React</text:span><text:span text:style-name="T31"> </text:span><text:span text:style-name="T23">JS,</text:span><text:span text:style-name="T50"> </text:span><text:span text:style-name="T23">JSON.</text:span></text:p>
      <text:p text:style-name="P33"><text:span text:style-name="T18">DATABASE<text:tab/>:</text:span><text:span text:style-name="T20"> </text:span><text:span text:style-name="T22">MySQL</text:span></text:p>
      <text:p text:style-name="P22"><text:span text:style-name="T69">DESCRIPTION<text:tab/>:</text:span><text:span text:style-name="T16"> </text:span><text:span text:style-name="T17">Project offer Customized Term Loans to help SME’s acquire machines &amp; equipment’s for starting / expanding a business or industrial unit. Our dedicated relationship managers have a keen insight inti your business so that they can identify your unique business requirements and thus offer you term loan product that suits need exactly. We offer SME/Machinery loans to improve your cash flows,conserve your cash reserves and maintain your Financial Flexiblity.</text:span></text:p>
      <text:h text:style-name="P42" text:outline-level="2">RESPONSIBILITY:</text:h>
      <text:list xml:id="list235655889647375" text:continue-numbering="true" text:style-name="WWNum2">
        <text:list-item>
          <text:p text:style-name="P63"><text:span text:style-name="T23">Develop</text:span><text:span text:style-name="T37"> </text:span><text:span text:style-name="T23">software</text:span><text:span text:style-name="T50"> </text:span><text:span text:style-name="T23">related</text:span><text:span text:style-name="T31"> </text:span><text:span text:style-name="T23">to</text:span><text:span text:style-name="T31"> </text:span><text:span text:style-name="T23">asset</text:span><text:span text:style-name="T26"> </text:span><text:span text:style-name="T23">management.</text:span></text:p>
        </text:list-item>
        <text:list-item>
          <text:p text:style-name="P63"><text:span text:style-name="T23">Integration</text:span><text:span text:style-name="T37"> </text:span><text:span text:style-name="T23">of</text:span><text:span text:style-name="T26"> </text:span><text:span text:style-name="T23">user-facing</text:span><text:span text:style-name="T31"> </text:span><text:span text:style-name="T23">elements</text:span><text:span text:style-name="T31"> </text:span><text:span text:style-name="T23">developed</text:span><text:span text:style-name="T31"> </text:span><text:span text:style-name="T23">by</text:span><text:span text:style-name="T50"> </text:span><text:span text:style-name="T23">front-end</text:span><text:span text:style-name="T26"> </text:span><text:span text:style-name="T23">developers with</text:span><text:span text:style-name="T31"> </text:span><text:span text:style-name="T23">server-side</text:span><text:span text:style-name="T21"> </text:span><text:span text:style-name="T23">logic.</text:span></text:p>
        </text:list-item>
        <text:list-item>
          <text:p text:style-name="P58"><text:span text:style-name="T23">Create</text:span><text:span text:style-name="T26"> </text:span><text:span text:style-name="T23">logics</text:span><text:span text:style-name="T21"> </text:span><text:span text:style-name="T23">for</text:span><text:span text:style-name="T51"> </text:span><text:span text:style-name="T23">Data processing</text:span><text:span text:style-name="T26"> </text:span><text:span text:style-name="T23">and</text:span><text:span text:style-name="T50"> </text:span><text:span text:style-name="T23">computations.</text:span></text:p>
        </text:list-item>
        <text:list-item>
          <text:p text:style-name="P63"><text:span text:style-name="T23">Development,</text:span><text:span text:style-name="T37"> </text:span><text:span text:style-name="T23">bug</text:span><text:span text:style-name="T26"> </text:span><text:span text:style-name="T23">fixing,</text:span><text:span text:style-name="T37"> </text:span><text:span text:style-name="T23">issues,</text:span><text:span text:style-name="T26"> </text:span><text:span text:style-name="T23">requirement</text:span><text:span text:style-name="T51"> </text:span><text:span text:style-name="T23">understanding.</text:span></text:p>
        </text:list-item>
      </text:list>
      <text:p text:style-name="P20"><draw:frame draw:style-name="fr2" draw:name="Frame6" text:anchor-type="as-char" svg:width="16.722cm" svg:height="0.601cm" draw:z-index="6"><draw:text-box><text:p text:style-name="P76"><text:span text:style-name="T62">QUALIFICATIONS</text:span></text:p></draw:text-box></draw:frame></text:p>
      <text:p text:style-name="P23"/>
      <text:list xml:id="list235656569454373" text:continue-numbering="true" text:style-name="WWNum2">
        <text:list-item>
          <text:list>
            <text:list-item>
              <text:p text:style-name="P67"><text:span text:style-name="T18">Bachelor</text:span><text:span text:style-name="T28"> </text:span><text:span text:style-name="T18">of</text:span><text:span text:style-name="T28"> <text:s/></text:span><text:span text:style-name="T29">Technology</text:span><text:span text:style-name="T52"> </text:span><text:span text:style-name="T18">(B.</text:span><text:span text:style-name="T19">Tech</text:span><text:span text:style-name="T18">)</text:span><text:span text:style-name="T38"> </text:span><text:span text:style-name="T18">from <text:s/></text:span><text:span text:style-name="T59">Dr. Babasaheb A</text:span><text:span text:style-name="T60">mbedkar Technological Univercity,Lonere,Maharashtra</text:span></text:p>
            </text:list-item>
          </text:list>
        </text:list-item>
      </text:list>
      <text:p text:style-name="P35"><text:span text:style-name="T18">Passing</text:span><text:span text:style-name="T32"> </text:span><text:span text:style-name="T18">Year:</text:span><text:span text:style-name="T20"> </text:span><text:span text:style-name="T23">20</text:span><text:span text:style-name="T25">22</text:span></text:p>
      <text:p text:style-name="P1"/>
      <text:p text:style-name="P24"/>
      <text:list xml:id="list235655249315366" text:continue-numbering="true" text:style-name="WWNum2">
        <text:list-item>
          <text:list>
            <text:list-item>
              <text:p text:style-name="P68"><text:span text:style-name="T33">Diploma (</text:span><text:span text:style-name="T34">Polytechnic</text:span><text:span text:style-name="T33">)</text:span><text:span text:style-name="T32"> </text:span><text:span text:style-name="T33">from</text:span><text:span text:style-name="T21"> </text:span><text:span text:style-name="T23">Maharashtra</text:span><text:span text:style-name="T26"> </text:span><text:span text:style-name="T27">State Board of Technical Education</text:span></text:p>
            </text:list-item>
          </text:list>
          <text:p text:style-name="P37"><text:span text:style-name="T18">Passing</text:span><text:span text:style-name="T32"> </text:span><text:span text:style-name="T18">Year:</text:span><text:span text:style-name="T20"> </text:span><text:span text:style-name="T23">20</text:span><text:span text:style-name="T25">19</text:span></text:p>
        </text:list-item>
      </text:list>
      <text:p text:style-name="P5"/>
      <text:p text:style-name="P5"/>
      <text:p text:style-name="P2"/>
      <text:list xml:id="list235655974360432" text:continue-numbering="true" text:style-name="WWNum2">
        <text:list-item>
          <text:list>
            <text:list-item>
              <text:p text:style-name="P69"><text:span text:style-name="T26">SSC </text:span><text:span text:style-name="T30">from Maharashtra State Board</text:span></text:p>
              <text:p text:style-name="P70"><text:span text:style-name="T30"><text:s text:c="9"/></text:span><text:span text:style-name="T26">Passing Year</text:span><text:span text:style-name="T30">:2026</text:span></text:p>
            </text:list-item>
          </text:list>
        </text:list-item>
      </text:list>
      <text:p text:style-name="P16"><draw:frame draw:style-name="fr1" draw:name="Frame7" text:anchor-type="char" svg:x="2.438cm" svg:y="0.596cm" svg:width="16.722cm" svg:height="0.601cm" draw:z-index="4"><draw:text-box><text:p text:style-name="P77"><text:span text:style-name="T6">PERSONAL</text:span><text:span text:style-name="T12"> </text:span><text:span text:style-name="T6">DETAILS</text:span></text:p></draw:text-box></draw:frame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Paragraph"><text:span text:style-name="T18">Name:</text:span></text:p>
          </table:table-cell>
          <table:table-cell table:style-name="Table1.A1" office:value-type="string">
            <text:p text:style-name="P39"><text:span text:style-name="T23">Babita Vinayak Gurale</text:span></text:p>
          </table:table-cell>
        </table:table-row>
        <table:table-row table:style-name="Table1.1">
          <table:table-cell table:style-name="Table1.A1" office:value-type="string">
            <text:p text:style-name="Table_20_Paragraph"><text:span text:style-name="T18">Gender:</text:span></text:p>
          </table:table-cell>
          <table:table-cell table:style-name="Table1.A1" office:value-type="string">
            <text:p text:style-name="P39"><text:span text:style-name="T23">Female</text:span></text:p>
          </table:table-cell>
        </table:table-row>
        <table:table-row table:style-name="Table1.1">
          <table:table-cell table:style-name="Table1.A1" office:value-type="string">
            <text:p text:style-name="Table_20_Paragraph"><text:span text:style-name="T18">Date</text:span><text:span text:style-name="T28"> </text:span><text:span text:style-name="T18">Of</text:span><text:span text:style-name="T49"> </text:span><text:span text:style-name="T18">Birth:</text:span></text:p>
          </table:table-cell>
          <table:table-cell table:style-name="Table1.A1" office:value-type="string">
            <text:p text:style-name="Table_20_Paragraph"><text:span text:style-name="T23">1</text:span><text:span text:style-name="T25">0</text:span><text:span text:style-name="T23">-</text:span><text:span text:style-name="T25">10</text:span><text:span text:style-name="T23">-199</text:span><text:span text:style-name="T25">9</text:span></text:p>
          </table:table-cell>
        </table:table-row>
        <table:table-row table:style-name="Table1.1">
          <table:table-cell table:style-name="Table1.A1" office:value-type="string">
            <text:p text:style-name="Table_20_Paragraph"><text:span text:style-name="T18">Nationality:</text:span></text:p>
          </table:table-cell>
          <table:table-cell table:style-name="Table1.A1" office:value-type="string">
            <text:p text:style-name="Table_20_Paragraph"><text:span text:style-name="T23">Indian</text:span></text:p>
          </table:table-cell>
        </table:table-row>
        <table:table-row table:style-name="Table1.1">
          <table:table-cell table:style-name="Table1.A1" office:value-type="string">
            <text:p text:style-name="Table_20_Paragraph"><text:span text:style-name="T18">Marital</text:span><text:span text:style-name="T52"> </text:span><text:span text:style-name="T18">Status:</text:span></text:p>
          </table:table-cell>
          <table:table-cell table:style-name="Table1.A1" office:value-type="string">
            <text:p text:style-name="Table_20_Paragraph"><text:span text:style-name="T23">Unmarried</text:span></text:p>
          </table:table-cell>
        </table:table-row>
        <table:table-row table:style-name="Table1.1">
          <table:table-cell table:style-name="Table1.A1" office:value-type="string">
            <text:p text:style-name="Table_20_Paragraph"><text:span text:style-name="T18">Languages:</text:span></text:p>
          </table:table-cell>
          <table:table-cell table:style-name="Table1.A1" office:value-type="string">
            <text:p text:style-name="Table_20_Paragraph"><text:span text:style-name="T23">English,</text:span><text:span text:style-name="T37"> </text:span><text:span text:style-name="T23">Marathi,</text:span><text:span text:style-name="T26"> </text:span><text:span text:style-name="T23">Hindi</text:span></text:p>
          </table:table-cell>
        </table:table-row>
        <table:table-row table:style-name="Table1.7">
          <table:table-cell table:style-name="Table1.A1" office:value-type="string">
            <text:p text:style-name="P38"><text:span text:style-name="T18">Permanent</text:span><text:span text:style-name="T32"> </text:span><text:span text:style-name="T18">Address:</text:span></text:p>
          </table:table-cell>
          <table:table-cell table:style-name="Table1.A1" office:value-type="string">
            <text:p text:style-name="P40"><text:span text:style-name="T23">Amleshwar Colony,Barshi Road,Latur,Maharashtra 413512</text:span></text:p>
          </table:table-cell>
        </table:table-row>
      </table:table>
      <text:p text:style-name="Text_20_body"/>
      <text:p text:style-name="P25"><draw:frame draw:style-name="fr1" draw:name="Frame8" text:anchor-type="char" svg:x="2.438cm" svg:y="0.593cm" svg:width="16.722cm" svg:height="0.601cm" draw:z-index="5"><draw:text-box><text:p text:style-name="P75"><text:span text:style-name="T6">DECLARATION</text:span></text:p></draw:text-box></draw:frame></text:p>
      <text:p text:style-name="P11"/>
      <text:p text:style-name="P26">I<text:span text:style-name="T3"> </text:span>hereby<text:span text:style-name="T2"> </text:span>inform<text:span text:style-name="T3"> </text:span>you that<text:span text:style-name="T1"> </text:span>all<text:span text:style-name="T1"> </text:span>the<text:span text:style-name="T1"> </text:span>above<text:span text:style-name="T1"> </text:span>details<text:span text:style-name="T2"> </text:span>furnished<text:span text:style-name="T3"> </text:span>by<text:span text:style-name="T63"> </text:span>me<text:span text:style-name="T2"> </text:span>are<text:span text:style-name="T1"> </text:span>true<text:span text:style-name="T63"> </text:span>to<text:span text:style-name="T3"> </text:span>the best<text:span text:style-name="T63"> </text:span>of<text:span text:style-name="T2"> </text:span>my<text:span text:style-name="T2"> </text:span>knowledge.<text:span text:style-name="T70"> </text:span>Place:<text:span text:style-name="T2"> </text:span>Pune<text:tab/><text:span text:style-name="T73">BABITA GUR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mbria" fo:font-family="Cambria" style:font-family-generic="roman" style:font-pitch="variable" fo:font-size="10pt" fo:language="en" fo:country="US" style:font-name-asian="Cambria1" style:font-family-asian="Cambria" style:font-family-generic-asian="system" style:font-pitch-asian="variable" style:font-size-asian="10pt" style:language-asian="en" style:country-asian="US" style:font-name-complex="Cambria1" style:font-family-complex="Cambri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35cm" fo:margin-right="0cm" fo:text-indent="0cm" style:auto-text-indent="false"/>
      <style:text-properties style:font-name="Cambria" fo:font-family="Cambria" style:font-family-generic="roman" style:font-pitch="variable" fo:font-size="10pt" fo:language="en" fo:country="US" fo:font-weight="bold" style:font-name-asian="Cambria1" style:font-family-asian="Cambria" style:font-family-generic-asian="system" style:font-pitch-asian="variable" style:font-size-asian="10pt" style:language-asian="en" style:country-asian="US" style:font-weight-asian="bold" style:font-name-complex="Cambria1" style:font-family-complex="Cambria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505cm" fo:margin-right="0cm" fo:margin-top="0.206cm" fo:margin-bottom="0cm" loext:contextual-spacing="false" fo:text-indent="-0.637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line-height="0.379cm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Location" style:family="paragraph" style:parent-style-name="Text_20_body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n" fo:country="US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2" style:display-name="ListLabel 2" style:family="text">
      <style:text-properties fo:font-size="10pt" fo:language="en" fo:country="US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anguage="en" fo:country="US" fo:font-weight="bold" style:font-name-asian="Wingdings1" style:font-family-asian="Wingdings" style:font-family-generic-asian="system" style:font-pitch-asian="variable" style:font-size-asian="10pt" style:language-asian="en" style:country-asian="US" style:font-name-complex="Wingdings1" style:font-family-complex="Wingdings" style:font-family-generic-complex="system" style:font-pitch-complex="variable" style:font-size-complex="10pt" style:language-complex="ar" style:country-complex="SA" style:text-scale="9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05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2.683cm"/>
        </style:list-level-properties>
        <style:text-properties style:font-name="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389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09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7.80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9.51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1.22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2.93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4.6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" text:bullet-char="">
        <style:list-level-properties text:list-level-position-and-space-mode="label-alignment">
          <style:list-level-label-alignment text:label-followed-by="listtab" fo:text-indent="-0.635cm" fo:margin-left="2.505cm"/>
        </style:list-level-properties>
        <style:text-properties style:font-name="Wingding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5.616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7.172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8.728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10.283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1.839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3.39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4.9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1.305cm" fo:margin-right="2.2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441cm" fo:margin-left="0.847cm" fo:margin-right="0.847cm" fo:border="1.5pt double #4f81bc" style:border-line-width="0.018cm 0.018cm 0.018cm" fo:padding-top="0.406cm" fo:padding-bottom="0cm" fo:padding-left="0.406cm" fo:padding-right="1.323cm" style:writing-mode="lr-tb" style:layout-grid-color="#c0c0c0" style:layout-grid-lines="26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tivated User</meta:initial-creator>
    <meta:creation-date>2024-01-09T17:41:26</meta:creation-date>
    <dc:date>2024-01-09T23:56:54.172000000</dc:date>
    <meta:editing-duration>PT10M1S</meta:editing-duration>
    <meta:generator>XLSX_Editor/6.2.8.2$Windows_x86 LibreOffice_project/</meta:generator>
    <meta:editing-cycles>1</meta:editing-cycles>
    <meta:document-statistic meta:table-count="1" meta:image-count="0" meta:object-count="0" meta:page-count="3" meta:paragraph-count="76" meta:word-count="537" meta:character-count="3826" meta:non-whitespace-character-count="3294"/>
    <meta:user-defined meta:name="AppVersion">12.0000</meta:user-defined>
    <meta:user-defined meta:name="Created" meta:value-type="date">2022-05-16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1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